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may-break-between-rows="false" style:writing-mode="lr-tb"/>
    </style:style>
    <style:style style:name="Table4.A" style:family="table-column">
      <style:table-column-properties style:column-width="2in"/>
    </style:style>
    <style:style style:name="Table4.C" style:family="table-column">
      <style:table-column-properties style:column-width="2.927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2in"/>
    </style:style>
    <style:style style:name="Table3.C" style:family="table-column">
      <style:table-column-properties style:column-width="2.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4"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99114" officeooo:paragraph-rsid="00199114" style:font-size-asian="14pt" style:font-weight-asian="bold" style:font-size-complex="14pt" style:font-weight-complex="bold"/>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ext_20_body">
      <style:paragraph-properties fo:margin-top="0in" fo:margin-bottom="0in" style:contextual-spacing="false"/>
      <style:text-properties style:text-underline-style="none"/>
    </style:style>
    <style:style style:name="P9" style:family="paragraph" style:parent-style-name="Text_20_body">
      <style:paragraph-properties fo:margin-top="0in" fo:margin-bottom="0in" style:contextual-spacing="false"/>
      <style:text-properties officeooo:rsid="00199114" officeooo:paragraph-rsid="00199114"/>
    </style:style>
    <style:style style:name="P10" style:family="paragraph" style:parent-style-name="Text_20_body">
      <style:paragraph-properties fo:margin-top="0in" fo:margin-bottom="0in" style:contextual-spacing="false"/>
      <style:text-properties officeooo:rsid="001ad2c0" officeooo:paragraph-rsid="001ad2c0"/>
    </style:style>
    <style:style style:name="P11" style:family="paragraph" style:parent-style-name="Text_20_body">
      <style:paragraph-properties fo:margin-top="0in" fo:margin-bottom="0in" style:contextual-spacing="false"/>
      <style:text-properties officeooo:rsid="001f8a63" officeooo:paragraph-rsid="001f8a63"/>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officeooo:paragraph-rsid="0025e2e7"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paragraph-rsid="0025e2e7"/>
    </style:style>
    <style:style style:name="P17" style:family="paragraph" style:parent-style-name="Table_20_Contents">
      <style:paragraph-properties fo:text-align="center" style:justify-single-word="false"/>
      <style:text-properties officeooo:rsid="0025e2e7" officeooo:paragraph-rsid="0025e2e7"/>
    </style:style>
    <style:style style:name="P18" style:family="paragraph" style:parent-style-name="Standard">
      <style:text-properties officeooo:rsid="001ad2c0" officeooo:paragraph-rsid="001ad2c0"/>
    </style:style>
    <style:style style:name="P19" style:family="paragraph" style:parent-style-name="Standard">
      <style:text-properties officeooo:rsid="001b45e5" officeooo:paragraph-rsid="001b45e5"/>
    </style:style>
    <style:style style:name="P20" style:family="paragraph" style:parent-style-name="Standard">
      <style:text-properties officeooo:rsid="001d6b6b" officeooo:paragraph-rsid="001d6b6b"/>
    </style:style>
    <style:style style:name="P21" style:family="paragraph" style:parent-style-name="Standard">
      <style:text-properties officeooo:rsid="002111e8" officeooo:paragraph-rsid="002111e8"/>
    </style:style>
    <style:style style:name="P22" style:family="paragraph" style:parent-style-name="Standard">
      <style:text-properties officeooo:rsid="0021b0ea" officeooo:paragraph-rsid="0021b0ea"/>
    </style:style>
    <style:style style:name="P23" style:family="paragraph" style:parent-style-name="Standard">
      <style:text-properties officeooo:rsid="0024e7fa" officeooo:paragraph-rsid="0024e7fa"/>
    </style:style>
    <style:style style:name="P24" style:family="paragraph" style:parent-style-name="Standard">
      <style:text-properties officeooo:rsid="0025e2e7" officeooo:paragraph-rsid="0025e2e7"/>
    </style:style>
    <style:style style:name="P25" style:family="paragraph" style:parent-style-name="Standard">
      <style:text-properties officeooo:paragraph-rsid="00277b15"/>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Standard" style:list-style-name="L4">
      <style:text-properties officeooo:rsid="001d6b6b" officeooo:paragraph-rsid="001d6b6b"/>
    </style:style>
    <style:style style:name="P30" style:family="paragraph" style:parent-style-name="Standard">
      <style:text-properties officeooo:rsid="001f0a46" officeooo:paragraph-rsid="001d6b6b"/>
    </style:style>
    <style:style style:name="P31" style:family="paragraph" style:parent-style-name="Standard" style:list-style-name="L5">
      <style:text-properties officeooo:rsid="0025e2e7" officeooo:paragraph-rsid="0025e2e7"/>
    </style:style>
    <style:style style:name="P32" style:family="paragraph" style:parent-style-name="Standard" style:list-style-name="L5">
      <style:text-properties officeooo:rsid="00277b15" officeooo:paragraph-rsid="00277b15"/>
    </style:style>
    <style:style style:name="P33" style:family="paragraph" style:parent-style-name="Standard">
      <style:text-properties officeooo:rsid="0024e7fa" officeooo:paragraph-rsid="0024e7fa"/>
    </style:style>
    <style:style style:name="P34" style:family="paragraph" style:parent-style-name="Standard" style:list-style-name="L3">
      <style:paragraph-properties fo:margin-top="0in" fo:margin-bottom="0in" style:contextual-spacing="false"/>
      <style:text-properties officeooo:rsid="001d6b6b" officeooo:paragraph-rsid="001f8a63"/>
    </style:style>
    <style:style style:name="P35" style:family="paragraph" style:parent-style-name="Standard" style:list-style-name="L3">
      <style:paragraph-properties fo:margin-top="0in" fo:margin-bottom="0in" style:contextual-spacing="false"/>
      <style:text-properties officeooo:rsid="001f8a63" officeooo:paragraph-rsid="001f8a63"/>
    </style:style>
    <style:style style:name="P36" style:family="paragraph" style:parent-style-name="Standard" style:list-style-name="L3">
      <style:paragraph-properties fo:margin-top="0in" fo:margin-bottom="0in" style:contextual-spacing="false"/>
      <style:text-properties officeooo:rsid="002cdd3c" officeooo:paragraph-rsid="002cdd3c"/>
    </style:style>
    <style:style style:name="P37" style:family="paragraph" style:parent-style-name="Heading_20_1" style:master-page-name="First_20_Page">
      <style:paragraph-properties style:page-number="auto"/>
    </style:style>
    <style:style style:name="P38" style:family="paragraph" style:parent-style-name="Heading_20_2">
      <style:text-properties officeooo:paragraph-rsid="0024e7fa"/>
    </style:style>
    <style:style style:name="P39"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0"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P41" style:family="paragraph">
      <style:paragraph-properties style:writing-mode="lr-tb"/>
    </style:style>
    <style:style style:name="P4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31e58a" style:font-size-asian="8pt" style:font-size-complex="8pt"/>
    </style:style>
    <style:style style:name="T4" style:family="text">
      <style:text-properties fo:font-size="8pt" officeooo:rsid="002f204c" style:font-size-asian="8pt" style:font-size-complex="8pt"/>
    </style:style>
    <style:style style:name="T5" style:family="text">
      <style:text-properties fo:font-size="9pt" style:font-size-asian="9pt"/>
    </style:style>
    <style:style style:name="T6" style:family="text">
      <style:text-properties style:text-underline-style="none"/>
    </style:style>
    <style:style style:name="T7" style:family="text">
      <style:text-properties style:text-underline-style="none" officeooo:rsid="0025e2e7"/>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1f0a46" style:font-name-asian="Times New Roman" style:font-size-asian="12pt" style:font-name-complex="Times New Roman" style:font-size-complex="12pt" style:language-complex="ar" style:country-complex="SA"/>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1ad2c0"/>
    </style:style>
    <style:style style:name="T13" style:family="text">
      <style:text-properties officeooo:rsid="001b45e5"/>
    </style:style>
    <style:style style:name="T14" style:family="text">
      <style:text-properties officeooo:rsid="001c992a"/>
    </style:style>
    <style:style style:name="T15" style:family="text">
      <style:text-properties fo:font-weight="normal" style:font-weight-asian="normal" style:font-weight-complex="normal"/>
    </style:style>
    <style:style style:name="T16" style:family="text">
      <style:text-properties officeooo:rsid="001f0a46"/>
    </style:style>
    <style:style style:name="T17" style:family="text">
      <style:text-properties officeooo:rsid="001f8a63"/>
    </style:style>
    <style:style style:name="T18" style:family="text">
      <style:text-properties officeooo:rsid="0021b0ea"/>
    </style:style>
    <style:style style:name="T19" style:family="text">
      <style:text-properties officeooo:rsid="0024ee99"/>
    </style:style>
    <style:style style:name="T20" style:family="text">
      <style:text-properties officeooo:rsid="00254964"/>
    </style:style>
    <style:style style:name="T21" style:family="text">
      <style:text-properties officeooo:rsid="0025e2e7"/>
    </style:style>
    <style:style style:name="T22" style:family="text">
      <style:text-properties officeooo:rsid="00277b15"/>
    </style:style>
    <style:style style:name="T23" style:family="text">
      <style:text-properties officeooo:rsid="002918d0"/>
    </style:style>
    <style:style style:name="T24" style:family="text">
      <style:text-properties officeooo:rsid="0030fdf4"/>
    </style:style>
    <style:style style:name="T25" style:family="text">
      <style:text-properties officeooo:rsid="0033ee6b"/>
    </style:style>
    <style:style style:name="T26" style:family="text"/>
    <style:style style:name="T2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Introduction</text:h>
      <text:p text:style-name="P9">One of the important innovatio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9">These user interfaces need three major features: node discovery, node presentation <text:span text:style-name="T11">in</text:span> a user-friendly way (in other words <text:span text:style-name="T10">read access</text:span><text:span text:style-name="T11">)</text:span>, and node configuration (in other words <text:span text:style-name="T10">write access</text:span><text:span text:style-name="T11">)</text:span>.</text:p>
      <text:p text:style-name="P9">The protocols defined for these purposes have to be simple enough for all nodes to implement, and robust and scalable enough to work from the smallest networks to the largest layouts or module meets.</text:p>
      <text:p text:style-name="P9">The Simple Node Information Protocol is a light-weight and scalable protocol designed for the middle use-case: to allow a network browse<text:span text:style-name="T25">r</text:span> tool to read a small set of node identification information <text:span text:style-name="T12">(such as the manufacturer and model, as well as user-specified name and description)</text:span> efficiently. This information can then be used to present the <text:span text:style-name="T12">node in a UI and allow the user to recognize the node in a possibly long list or table of nodes, and to select it as a target for possible interactions.</text:span></text:p>
      <text:p text:style-name="P10"/>
      <text:p text:style-name="P10">OpenLCB provides a very versatile protocol <text:span text:style-name="T25">standard</text:span> for communicating between nodes, which allow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10">The Simple Node Information Protocol on the other hand has been designed with simplicity and efficiency in mind. It is able to provide only a fixed and very small set of information. <text:span text:style-name="T25">T</text:span>his makes it easy to supply data to fixed UI elements, or even <text:span text:style-name="T25">to </text:span>very limited UI (<text:span text:style-name="T25">e.g.</text:span> a single-line alphanumeric display as it could be found on a throttle). Also the the implementation state flows are very simple, and allow this protocol to be implemented on the smallest (and cheapest) nodes with very minimal engineering effort. This is an important consideration, because manufacturers are naturally interested in driving the costs down, but the <text:span text:style-name="T25">implementation</text:spa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10"/>
      <text:p text:style-name="P10">Larger nodes are therefore encouraged to still implement this protocol to allow better handling of the entire network by network management tools.</text:p>
      <text:p text:style-name="P10"/>
      <text:p text:style-name="P11"><text:soft-page-break/>For a Node to implement the Simple Node Information Protocol (as a target node), the following needs to be done:</text:p>
      <text:list xml:id="list370518032006213564" text:style-name="L3">
        <text:list-item>
          <text:p text:style-name="P34">In the Protocol Support Reply <text:span text:style-name="T17">message</text:span>, indicate the availability of the <text:span text:style-name="T17">Simple Node Information Protocol</text:span> (<text:span text:style-name="T17">SNIP</text:span>) protocol.</text:p>
        </text:list-item>
        <text:list-item>
          <text:p text:style-name="P35">Listen for incoming Simple Node Information Requests.</text:p>
        </text:list-item>
        <text:list-item>
          <text:p text:style-name="P35">Reply to each of these requests by sending back one or more addressed messages to the source Node, containing the fixed payload. Ensure the framing bits are appropriately set when using CAN.</text:p>
        </text:list-item>
        <text:list-item>
          <text:p text:style-name="P36">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18">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text:span text:style-name="T13">which allows sending multiple frames that constitute a single addressed message.</text:span></text:p>
      <text:p text:style-name="P19">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P19">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text:span text:style-name="T16">so-called </text:span>Memory Spaces, and two of these spaces are reserved to provide the same information as the Simple Node Information Protocol. <text:span text:style-name="T14">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span></text:p>
      <text:p text:style-name="P20"><text:soft-page-break/>For a Node to implement the <text:span text:style-name="T10">alternative</text:span> retrieval method for this information, the following steps have to be made:</text:p>
      <text:list xml:id="list7424263207520051267" text:style-name="L4">
        <text:list-item>
          <text:p text:style-name="P29">In the Protocol Support Reply, indicate the availability of the Abbreviated Configuration Definition Information (ACDI) protocol.</text:p>
        </text:list-item>
        <text:list-item>
          <text:p text:style-name="P29">Implement the OpenLCB Datagram Transport Protocol and the <text:span text:style-name="T15">OpenLCB </text:span>Memory Access Configuration Protocol.</text:p>
        </text:list-item>
        <text:list-item>
          <text:p text:style-name="P29">Implement a read-only memory space 0xFC and export the manufacturer-specific identification information in a fixed format.</text:p>
        </text:list-item>
        <text:list-item>
          <text:p text:style-name="P29">Implement a read-write memory space 0xFB and export the user-specific identification information in a fixed format.</text:p>
        </text:list-item>
        <text:list-item>
          <text:p text:style-name="P29">If the Configuration Definition Information (CDI) memory <text:span text:style-name="T16">space is implemented, then add the &lt;acdi </text:span><text:span text:style-name="T9">…</text:span><text:span text:style-name="T16"> /&gt; tag to the XML description of the node configuration.</text:span></text:p>
        </text:list-item>
      </text:list>
      <text:p text:style-name="P30">For details, see the above quoted standards. </text:p>
      <text:h text:style-name="Heading_20_2" text:outline-level="2">Message <text:span text:style-name="T25">Format</text:span></text:h>
      <text:p text:style-name="P21">This section <text:span text:style-name="T8">of the</text:span> Standard is normative, and describes the OpenLCB messages in a generic form (transport-agnostic). For examples of how these messages would look on CAN, see <text:a xlink:type="simple" xlink:href="#2.7.CAN Adaptation|outline">Section </text:a><text:a xlink:type="simple" xlink:href="#2.7.CAN Adaptation|outline"><text:bookmark-ref text:reference-format="number-no-superior" text:ref-name="__RefHeading__7830_705727258">2.7</text:bookmark-ref></text:a>.</text:p>
      <text:h text:style-name="Heading_20_2" text:outline-level="2">Payload Format</text:h>
      <text:h text:style-name="Heading_20_3" text:outline-level="3">Format</text:h>
      <text:p text:style-name="P21">The total size of the reply can be up to 253 bytes. A typical reply will be much shorter, <text:span text:style-name="T18">because only the actual length of the strings have to be transported as opposed to the maximum length (like for example in the case of the Memory Configuration Protocol).</text:span></text:p>
      <text:h text:style-name="Heading_20_3" text:outline-level="3">Versioning</text:h>
      <text:p text:style-name="P22">The first <text:span text:style-name="T24">version</text:span> of this standard used the version identifiers 0x01 and 0x01 in the two sections, respectively. In order to allow future extensions of the data transmitted, we must ensure that nodes parsing the response according to the current version <text:span text:style-name="T8">of the</text:span> standard will be able to <text:span text:style-name="T25">understand</text:span> a response generated by a Node according to a future version of the Standard.</text:p>
      <text:p text:style-name="P22">The solution is that the version identifier byte will double as a count of the null-terminated strings in the particular data segment, <text:span text:style-name="T25">hence the current standard defines 0x04 and 0x02 as valid version numbers</text:span>. Thus a receiving node can count the number of zero bytes in the received message to find the separator between the sections and identify the known fields.</text:p>
      <text:h text:style-name="P38" text:outline-level="2">Interactions</text:h>
      <text:p text:style-name="P25">When a node gets a Simple Node Information Request, if possible it shall reply with one or more Simple Node Information Reply messages containing the node's information. <text:s/>If it's not able to process the <text:span text:style-name="T22">request</text:span>, <text:span text:style-name="T22">(for example because it is already servicing another request),</text:span> it shall send an Optional Interaction Rejected with an appropriate error code. <text:span text:style-name="T22">It's recommended that the rejection message have the temporary-error bit set, so that the node sending the original request will retry it. The suggested </text:span><text:soft-page-break/><text:span text:style-name="T22">error code is 0x2020, Buffer unavailable. See the OpenLCB Message Network Standard for the Optional Interaction Rejected message and for the error code format.</text:span></text:p>
      <text:p text:style-name="P23">The first version of this Standard predates the ability to send long addressed messages over CAN-bus. There are <text:span text:style-name="T23">N</text:spa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P23">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P23">For reference, we describe the messages defined in this standard as formatte<text:span text:style-name="T25">d</text:span> for the CAN transport protocol. <text:span text:style-name="T19">This section is not normative; should there be a conflict between this document and the Standards, then the Standards take precedence.</text:span></text:p>
      <text:p text:style-name="Standard"/>
      <table:table table:name="Table4" table:style-name="Table4">
        <table:table-column table:style-name="Table4.A" table:number-columns-repeated="2"/>
        <table:table-column table:style-name="Table4.C"/>
        <table:table-row>
          <table:table-cell table:style-name="Table4.A1" office:value-type="string">
            <text:p text:style-name="P13">Name</text:p>
          </table:table-cell>
          <table:table-cell table:style-name="Table4.A1" office:value-type="string">
            <text:p text:style-name="P13">CAN <text:span text:style-name="T20">header</text:span></text:p>
          </table:table-cell>
          <table:table-cell table:style-name="Table4.C1" office:value-type="string">
            <text:p text:style-name="P13">Data Content</text:p>
          </table:table-cell>
        </table:table-row>
        <table:table-row>
          <table:table-cell table:style-name="Table4.A2" office:value-type="string">
            <text:p text:style-name="P15">Simple Node Information Request</text:p>
          </table:table-cell>
          <table:table-cell table:style-name="Table4.A2" office:value-type="string">
            <text:p text:style-name="P15"><text:span text:style-name="T6">0x1</text:span><text:span text:style-name="T7">9DE</text:span>,<text:span text:style-name="T21">8</text:span>sss</text:p>
          </table:table-cell>
          <table:table-cell table:style-name="Table4.C2" office:value-type="string">
            <text:p text:style-name="P17">fddd</text:p>
          </table:table-cell>
        </table:table-row>
      </table:table>
      <text:p text:style-name="P24">Where 'sss' is the 12-bit CAN Alias of the source Node (the node sending the request), 'ddd' is the 12-bit CAN Alias of the target Node (being queried), and 'f' is typically 0.</text:p>
      <text:p text:style-name="Standard"/>
      <table:table table:name="Table3" table:style-name="Table3">
        <table:table-column table:style-name="Table3.A" table:number-columns-repeated="2"/>
        <table:table-column table:style-name="Table3.C"/>
        <table:table-row>
          <table:table-cell table:style-name="Table3.A1" office:value-type="string">
            <text:p text:style-name="P14">Name</text:p>
          </table:table-cell>
          <table:table-cell table:style-name="Table3.A1" office:value-type="string">
            <text:p text:style-name="P14">CAN <text:span text:style-name="T20">header</text:span></text:p>
          </table:table-cell>
          <table:table-cell table:style-name="Table3.C1" office:value-type="string">
            <text:p text:style-name="P14">Data Content</text:p>
          </table:table-cell>
        </table:table-row>
        <table:table-row>
          <table:table-cell table:style-name="Table3.A2" office:value-type="string">
            <text:p text:style-name="P16">Simple Node Information <text:span text:style-name="T21">Reply</text:span></text:p>
          </table:table-cell>
          <table:table-cell table:style-name="Table3.A2" office:value-type="string">
            <text:p text:style-name="P16"><text:span text:style-name="T6">0x1</text:span><text:span text:style-name="T7">9A0</text:span>,<text:span text:style-name="T21">8</text:span>sss</text:p>
          </table:table-cell>
          <table:table-cell table:style-name="Table3.C2" office:value-type="string">
            <text:p text:style-name="P17">fddd, up to 6 payload bytes</text:p>
          </table:table-cell>
        </table:table-row>
      </table:table>
      <text:p text:style-name="P24">Where 'sss' is the 12-bit CAN Alias of the target Node (sending the reply), 'ddd' is the 12-bit CAN Alias of the source Node (the one that has sent the query), and 'f' is as follows:</text:p>
      <text:list xml:id="list4198455645439746652" text:style-name="L5">
        <text:list-item>
          <text:p text:style-name="P31">f = 0x0 for replies that fit into a single CAN frame</text:p>
        </text:list-item>
        <text:list-item>
          <text:p text:style-name="P31">f = 0x1 for <text:span text:style-name="T22">the first frame of a reply with more than one frames</text:span></text:p>
        </text:list-item>
        <text:list-item>
          <text:p text:style-name="P32">f = 0x2 for the last frame of a reply with more than one frames</text:p>
        </text:list-item>
        <text:list-item>
          <text:p text:style-name="P32"><text:soft-page-break/>f = 0x3 for each middle frames of a reply with more than two frames</text:p>
        </text:list-item>
      </text:list>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6"><text:s/>2 Annotations to the Standard<text:tab/>2</text:p>
          <text:p text:style-name="P27"><text:s/>2.1 Introduction<text:tab/>2</text:p>
          <text:p text:style-name="P27"><text:s/>2.2 Intended Use<text:tab/>2</text:p>
          <text:p text:style-name="P27"><text:s/>2.3 Reference and Context<text:tab/>2</text:p>
          <text:p text:style-name="P27"><text:s/>2.4 Messages<text:tab/>3</text:p>
          <text:p text:style-name="P27"><text:s/>2.5 Payload Format<text:tab/>3</text:p>
          <text:p text:style-name="P28"><text:s/>2.5.1 Format<text:tab/>3</text:p>
          <text:p text:style-name="P28"><text:s/>2.5.2 Versioning<text:tab/>3</text:p>
          <text:p text:style-name="P27"><text:s/>2.6 Interactions<text:tab/>3</text:p>
          <text:p text:style-name="P27"><text:s/>2.7 CAN Adaptation<text:tab/>4</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officeooo:rsid="00199114" officeooo:paragraph-rsid="00199114"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31e58a" style:font-size-asian="8pt" style:font-size-complex="8pt"/>
    </style:style>
    <style:style style:name="MT4" style:family="text">
      <style:text-properties fo:font-size="8pt" officeooo:rsid="002f204c"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itle>OpenLCB Simple Node Information Protocol Technical Note</text:title></text:p>
      </style:header>
      <style:footer>
        <text:p text:style-name="MP4"><text:span text:style-name="Page_20_Number"><text:span text:style-name="MT2">Copyright 2012--</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10T11:31:20.999566102">Feb 10,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10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Simple Node Inform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0T11:31:21.008805893">Feb 10, 2015</text:date></text:p>
            </table:table-cell>
            <table:table-cell table:style-name="Table1.C1" office:value-type="string">
              <text:p text:style-name="MP9">In Review</text:p>
            </table:table-cell>
          </table:table-row>
        </table:table>
        <text:p text:style-name="Header"/>
      </style:header>
      <style:footer>
        <text:p text:style-name="MP10"><text:span text:style-name="Page_20_Number"><text:span text:style-name="MT2">Copyright 2012--</text:span></text:span><text:span text:style-name="Page_20_Number"><text:span text:style-name="MT4">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2"><text:date style:data-style-name="N75" text:date-value="2015-02-10T11:31:21.011290918">Feb 10, 2015</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Technical Note</dc:title>
    <meta:initial-creator>Alex Shepherd</meta:initial-creator>
    <meta:creation-date>2009-01-22T07:11:27</meta:creation-date>
    <meta:editing-cycles>108</meta:editing-cycles>
    <meta:editing-duration>PT15H59M2S</meta:editing-duration>
    <meta:generator>LibreOffice/4.2.7.2$Linux_X86_64 LibreOffice_project/420m0$Build-2</meta:generator>
    <dc:date>2015-02-10T11:31:20.913604431</dc:date>
    <meta:document-statistic meta:table-count="3" meta:image-count="1" meta:object-count="0" meta:page-count="5" meta:paragraph-count="80" meta:word-count="1793" meta:character-count="11115" meta:non-whitespace-character-count="9392"/>
    <meta:user-defined meta:name="Info 1"/>
    <meta:user-defined meta:name="Info 2"/>
    <meta:user-defined meta:name="Info 3"/>
    <meta:user-defined meta:name="Info 4"/>
  </office:meta>
</office:document-meta>
</file>